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300000223E03320CE7E653A23.png" manifest:media-type="image/png"/>
  <manifest:file-entry manifest:full-path="Pictures/1000020100000222000002225862E92DB152E8CB.png" manifest:media-type="image/png"/>
  <manifest:file-entry manifest:full-path="Pictures/100009CE00003872000038720D6EA96D30E13914.svg" manifest:media-type="image/svg+xml"/>
  <manifest:file-entry manifest:full-path="Pictures/1000110A00003872000038724FC135964F27B05A.svg" manifest:media-type="image/svg+xml"/>
  <manifest:file-entry manifest:full-path="Pictures/100016950000388E0000388E9DE67D74774AFE50.svg" manifest:media-type="image/svg+xml"/>
  <manifest:file-entry manifest:full-path="Pictures/10000000000001F40000029BAC679B6F6BC6462F.jpg" manifest:media-type="image/jpeg"/>
  <manifest:file-entry manifest:full-path="Pictures/100002010000022200000222E017F8077B3DD0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7cm" table:align="margins" fo:background-color="transparent" style:shadow="none">
        <style:background-image xlink:href="Pictures/10000000000001F40000029BAC679B6F6BC6462F.jpg" xlink:type="simple" xlink:actuate="onLoad" style:position="top right" style:repeat="no-repeat"/>
      </style:table-properties>
    </style:style>
    <style:style style:name="Table1.A" style:family="table-column">
      <style:table-column-properties style:column-width="2.856cm" style:rel-column-width="7281*"/>
    </style:style>
    <style:style style:name="Table1.A1" style:family="table-cell">
      <style:table-cell-properties fo:padding="0.097cm" fo:border-left="0.05pt solid #dddddd" fo:border-right="none" fo:border-top="0.05pt solid #dddddd" fo:border-bottom="none"/>
    </style:style>
    <style:style style:name="Table1.B1" style:family="table-cell">
      <style:table-cell-properties fo:padding="0.097cm" fo:border-left="none" fo:border-right="none" fo:border-top="0.05pt solid #dddddd" fo:border-bottom="none"/>
    </style:style>
    <style:style style:name="Table1.I1" style:family="table-cell">
      <style:table-cell-properties fo:padding="0.097cm" fo:border-left="none" fo:border-right="0.05pt solid #dddddd" fo:border-top="0.05pt solid #dddddd" fo:border-bottom="none"/>
    </style:style>
    <style:style style:name="Table1.A2" style:family="table-cell">
      <style:table-cell-properties fo:padding="0.097cm" fo:border-left="0.05pt solid #dddddd" fo:border-right="none" fo:border-top="none" fo:border-bottom="none"/>
    </style:style>
    <style:style style:name="Table1.B2" style:family="table-cell">
      <style:table-cell-properties fo:padding="0.097cm" fo:border="none"/>
    </style:style>
    <style:style style:name="Table1.I2" style:family="table-cell">
      <style:table-cell-properties fo:padding="0.097cm" fo:border-left="none" fo:border-right="0.05pt solid #dddddd" fo:border-top="none" fo:border-bottom="none"/>
    </style:style>
    <style:style style:name="Table1.A8" style:family="table-cell">
      <style:table-cell-properties fo:padding="0.097cm" fo:border-left="0.05pt solid #dddddd" fo:border-right="none" fo:border-top="none" fo:border-bottom="0.05pt solid #dddddd"/>
    </style:style>
    <style:style style:name="Table1.B8" style:family="table-cell">
      <style:table-cell-properties fo:padding="0.097cm" fo:border-left="none" fo:border-right="none" fo:border-top="none" fo:border-bottom="0.05pt solid #dddddd"/>
    </style:style>
    <style:style style:name="Table1.I8" style:family="table-cell">
      <style:table-cell-properties fo:padding="0.097cm" fo:border-left="none" fo:border-right="0.05pt solid #dddddd" fo:border-top="none" fo:border-bottom="0.05pt solid #ddddd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9"/>
        <table:table-row>
          <table:table-cell table:style-name="Table1.A1" office:value-type="string">
            <text:p text:style-name="Table_20_Contents"><draw:frame draw:style-name="fr1" draw:name="Image1" text:anchor-type="paragraph" svg:width="1.159cm" svg:height="1.159cm" draw:z-index="0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Image28" text:anchor-type="paragraph" svg:width="1.318cm" svg:height="1.318cm" draw:z-index="24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Image52" text:anchor-type="paragraph" svg:width="1.221cm" svg:height="1.221cm" draw:z-index="48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Image2" text:anchor-type="paragraph" svg:width="1.159cm" svg:height="1.159cm" draw:z-index="1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Image29" text:anchor-type="paragraph" svg:width="1.318cm" svg:height="1.318cm" draw:z-index="25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Image53" text:anchor-type="paragraph" svg:width="1.221cm" svg:height="1.221cm" draw:z-index="49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Image3" text:anchor-type="paragraph" svg:width="1.159cm" svg:height="1.159cm" draw:z-index="2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Image30" text:anchor-type="paragraph" svg:width="1.318cm" svg:height="1.318cm" draw:z-index="26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I1" office:value-type="string">
            <text:p text:style-name="Table_20_Contents"><draw:frame draw:style-name="fr1" draw:name="Image54" text:anchor-type="paragraph" svg:width="1.221cm" svg:height="1.221cm" draw:z-index="50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55" text:anchor-type="paragraph" svg:width="1.221cm" svg:height="1.221cm" draw:z-index="51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4" text:anchor-type="paragraph" svg:width="1.159cm" svg:height="1.159cm" draw:z-index="3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31" text:anchor-type="paragraph" svg:width="1.318cm" svg:height="1.318cm" draw:z-index="27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56" text:anchor-type="paragraph" svg:width="1.221cm" svg:height="1.221cm" draw:z-index="52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5" text:anchor-type="paragraph" svg:width="1.159cm" svg:height="1.159cm" draw:z-index="4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32" text:anchor-type="paragraph" svg:width="1.318cm" svg:height="1.318cm" draw:z-index="28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57" text:anchor-type="paragraph" svg:width="1.221cm" svg:height="1.221cm" draw:z-index="53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6" text:anchor-type="paragraph" svg:width="1.159cm" svg:height="1.159cm" draw:z-index="5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I2" office:value-type="string">
            <text:p text:style-name="Table_20_Contents"><draw:frame draw:style-name="fr1" draw:name="Image33" text:anchor-type="paragraph" svg:width="1.318cm" svg:height="1.318cm" draw:z-index="29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36" text:anchor-type="paragraph" svg:width="1.318cm" svg:height="1.318cm" draw:z-index="32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58" text:anchor-type="paragraph" svg:width="1.221cm" svg:height="1.221cm" draw:z-index="54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7" text:anchor-type="paragraph" svg:width="1.159cm" svg:height="1.159cm" draw:z-index="6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34" text:anchor-type="paragraph" svg:width="1.318cm" svg:height="1.318cm" draw:z-index="30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59" text:anchor-type="paragraph" svg:width="1.221cm" svg:height="1.221cm" draw:z-index="55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8" text:anchor-type="paragraph" svg:width="1.159cm" svg:height="1.159cm" draw:z-index="7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35" text:anchor-type="paragraph" svg:width="1.318cm" svg:height="1.318cm" draw:z-index="31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60" text:anchor-type="paragraph" svg:width="1.221cm" svg:height="1.221cm" draw:z-index="56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I2" office:value-type="string">
            <text:p text:style-name="Table_20_Contents"><draw:frame draw:style-name="fr1" draw:name="Image9" text:anchor-type="paragraph" svg:width="1.159cm" svg:height="1.159cm" draw:z-index="8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10" text:anchor-type="paragraph" svg:width="1.159cm" svg:height="1.159cm" draw:z-index="9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37" text:anchor-type="paragraph" svg:width="1.318cm" svg:height="1.318cm" draw:z-index="33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61" text:anchor-type="paragraph" svg:width="1.221cm" svg:height="1.221cm" draw:z-index="57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11" text:anchor-type="paragraph" svg:width="1.159cm" svg:height="1.159cm" draw:z-index="10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38" text:anchor-type="paragraph" svg:width="1.318cm" svg:height="1.318cm" draw:z-index="34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62" text:anchor-type="paragraph" svg:width="1.221cm" svg:height="1.221cm" draw:z-index="58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12" text:anchor-type="paragraph" svg:width="1.159cm" svg:height="1.159cm" draw:z-index="11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39" text:anchor-type="paragraph" svg:width="1.318cm" svg:height="1.318cm" draw:z-index="35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I2" office:value-type="string">
            <text:p text:style-name="Table_20_Contents"><draw:frame draw:style-name="fr1" draw:name="Image63" text:anchor-type="paragraph" svg:width="1.221cm" svg:height="1.221cm" draw:z-index="59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64" text:anchor-type="paragraph" svg:width="1.221cm" svg:height="1.221cm" draw:z-index="60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13" text:anchor-type="paragraph" svg:width="1.159cm" svg:height="1.159cm" draw:z-index="12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40" text:anchor-type="paragraph" svg:width="1.318cm" svg:height="1.318cm" draw:z-index="36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65" text:anchor-type="paragraph" svg:width="1.221cm" svg:height="1.221cm" draw:z-index="61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14" text:anchor-type="paragraph" svg:width="1.159cm" svg:height="1.159cm" draw:z-index="13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41" text:anchor-type="paragraph" svg:width="1.318cm" svg:height="1.318cm" draw:z-index="37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66" text:anchor-type="paragraph" svg:width="1.221cm" svg:height="1.221cm" draw:z-index="62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15" text:anchor-type="paragraph" svg:width="1.159cm" svg:height="1.159cm" draw:z-index="14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I2" office:value-type="string">
            <text:p text:style-name="Table_20_Contents"><draw:frame draw:style-name="fr1" draw:name="Image42" text:anchor-type="paragraph" svg:width="1.318cm" svg:height="1.318cm" draw:z-index="38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43" text:anchor-type="paragraph" svg:width="1.318cm" svg:height="1.318cm" draw:z-index="39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67" text:anchor-type="paragraph" svg:width="1.221cm" svg:height="1.221cm" draw:z-index="63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16" text:anchor-type="paragraph" svg:width="1.159cm" svg:height="1.159cm" draw:z-index="15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44" text:anchor-type="paragraph" svg:width="1.318cm" svg:height="1.318cm" draw:z-index="40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68" text:anchor-type="paragraph" svg:width="1.221cm" svg:height="1.221cm" draw:z-index="64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17" text:anchor-type="paragraph" svg:width="1.159cm" svg:height="1.159cm" draw:z-index="16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45" text:anchor-type="paragraph" svg:width="1.318cm" svg:height="1.318cm" draw:z-index="41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69" text:anchor-type="paragraph" svg:width="1.221cm" svg:height="1.221cm" draw:z-index="65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I2" office:value-type="string">
            <text:p text:style-name="Table_20_Contents"><draw:frame draw:style-name="fr1" draw:name="Image18" text:anchor-type="paragraph" svg:width="1.159cm" svg:height="1.159cm" draw:z-index="17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19" text:anchor-type="paragraph" svg:width="1.159cm" svg:height="1.159cm" draw:z-index="18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46" text:anchor-type="paragraph" svg:width="1.318cm" svg:height="1.318cm" draw:z-index="42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70" text:anchor-type="paragraph" svg:width="1.221cm" svg:height="1.221cm" draw:z-index="66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20" text:anchor-type="paragraph" svg:width="1.159cm" svg:height="1.159cm" draw:z-index="19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47" text:anchor-type="paragraph" svg:width="1.318cm" svg:height="1.318cm" draw:z-index="43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71" text:anchor-type="paragraph" svg:width="1.221cm" svg:height="1.221cm" draw:z-index="67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21" text:anchor-type="paragraph" svg:width="1.159cm" svg:height="1.159cm" draw:z-index="20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48" text:anchor-type="paragraph" svg:width="1.318cm" svg:height="1.318cm" draw:z-index="44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I2" office:value-type="string">
            <text:p text:style-name="Table_20_Contents"><draw:frame draw:style-name="fr1" draw:name="Image72" text:anchor-type="paragraph" svg:width="1.221cm" svg:height="1.221cm" draw:z-index="68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</table:table-row>
        <table:table-row>
          <table:table-cell table:style-name="Table1.A8" office:value-type="string">
            <text:p text:style-name="Table_20_Contents"><draw:frame draw:style-name="fr1" draw:name="Image73" text:anchor-type="paragraph" svg:width="1.221cm" svg:height="1.221cm" draw:z-index="69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8" office:value-type="string">
            <text:p text:style-name="Table_20_Contents"><draw:frame draw:style-name="fr1" draw:name="Image22" text:anchor-type="paragraph" svg:width="1.159cm" svg:height="1.159cm" draw:z-index="21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8" office:value-type="string">
            <text:p text:style-name="Table_20_Contents"><draw:frame draw:style-name="fr1" draw:name="Image49" text:anchor-type="paragraph" svg:width="1.318cm" svg:height="1.318cm" draw:z-index="45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8" office:value-type="string">
            <text:p text:style-name="Table_20_Contents"><draw:frame draw:style-name="fr1" draw:name="Image74" text:anchor-type="paragraph" svg:width="1.221cm" svg:height="1.221cm" draw:z-index="70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8" office:value-type="string">
            <text:p text:style-name="Table_20_Contents"><draw:frame draw:style-name="fr1" draw:name="Image23" text:anchor-type="paragraph" svg:width="1.159cm" svg:height="1.159cm" draw:z-index="22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B8" office:value-type="string">
            <text:p text:style-name="Table_20_Contents"><draw:frame draw:style-name="fr1" draw:name="Image50" text:anchor-type="paragraph" svg:width="1.318cm" svg:height="1.318cm" draw:z-index="46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  <table:table-cell table:style-name="Table1.B8" office:value-type="string">
            <text:p text:style-name="Table_20_Contents"><draw:frame draw:style-name="fr1" draw:name="Image75" text:anchor-type="paragraph" svg:width="1.221cm" svg:height="1.221cm" draw:z-index="71"><draw:image xlink:href="Pictures/100016950000388E0000388E9DE67D74774AFE50.svg" xlink:type="simple" xlink:show="embed" xlink:actuate="onLoad"/><draw:image xlink:href="Pictures/100002010000022300000223E03320CE7E653A23.png" xlink:type="simple" xlink:show="embed" xlink:actuate="onLoad"/></draw:frame></text:p>
          </table:table-cell>
          <table:table-cell table:style-name="Table1.B8" office:value-type="string">
            <text:p text:style-name="Table_20_Contents"><draw:frame draw:style-name="fr1" draw:name="Image24" text:anchor-type="paragraph" svg:width="1.159cm" svg:height="1.159cm" draw:z-index="23"><draw:image xlink:href="Pictures/1000110A00003872000038724FC135964F27B05A.svg" xlink:type="simple" xlink:show="embed" xlink:actuate="onLoad"/><draw:image xlink:href="Pictures/100002010000022200000222E017F8077B3DD026.png" xlink:type="simple" xlink:show="embed" xlink:actuate="onLoad"/></draw:frame></text:p>
          </table:table-cell>
          <table:table-cell table:style-name="Table1.I8" office:value-type="string">
            <text:p text:style-name="Table_20_Contents"><draw:frame draw:style-name="fr1" draw:name="Image51" text:anchor-type="paragraph" svg:width="1.318cm" svg:height="1.318cm" draw:z-index="47"><draw:image xlink:href="Pictures/100009CE00003872000038720D6EA96D30E13914.svg" xlink:type="simple" xlink:show="embed" xlink:actuate="onLoad"/><draw:image xlink:href="Pictures/1000020100000222000002225862E92DB152E8CB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9:00:04.555874791</meta:creation-date>
    <dc:date>2018-10-03T09:17:18.481552738</dc:date>
    <meta:editing-duration>PT17M14S</meta:editing-duration>
    <meta:editing-cycles>3</meta:editing-cycles>
    <meta:generator>LibreOffice/5.1.6.2$Linux_X86_64 LibreOffice_project/10m0$Build-2</meta:generator>
    <meta:document-statistic meta:table-count="1" meta:image-count="72" meta:object-count="0" meta:page-count="1" meta:paragraph-count="0" meta:word-count="0" meta:character-count="0" meta:non-whitespace-character-count="0"/>
  </office:meta>
</office:document-meta>
</file>